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 style:master-page-name="HTML">
      <style:paragraph-properties style:page-number="auto"/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/>
    </style:style>
    <style:style style:name="T5" style:family="text">
      <style:text-properties fo:color="#00ae00"/>
    </style:style>
    <style:style style:name="T6" style:family="text">
      <style:text-properties fo:color="#00ae00"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danie strony wyœwietlającej posty przypisane do autora </text:p>
      <text:p text:style-name="P2"/>
      <text:p text:style-name="P2">1. Dodajmy nowy routing:</text:p>
      <text:p text:style-name="P2">src\BlogBundle\Resources\config\<text:span text:style-name="T4">routing.yml</text:span></text:p>
      <text:p text:style-name="P2"/>
      <text:p text:style-name="P4">blog_author:</text:p>
      <text:p text:style-name="P4"><text:s text:c="4"/>path: <text:s text:c="4"/>/author/{email}</text:p>
      <text:p text:style-name="P4"><text:s text:c="4"/>defaults: { _controller: "BlogBundle:Post:author" }</text:p>
      <text:p text:style-name="P2"/>
      <text:p text:style-name="P2"/>
      <text:p text:style-name="P2">2. Dodanie metody </text:p>
      <text:p text:style-name="P2">src\BlogBundle\Controller\<text:span text:style-name="T4">PostController.php</text:span></text:p>
      <text:p text:style-name="P2"/>
      <text:p text:style-name="P2"><text:s text:c="4"/><text:span text:style-name="T5">public function authorAction($email)</text:span></text:p>
      <text:p text:style-name="P2"><text:s text:c="4"/>{</text:p>
      <text:p text:style-name="P2"><text:s text:c="8"/>$em = $this-&gt;getDoctrine()-&gt;getManager();</text:p>
      <text:p text:style-name="P2"><text:s text:c="8"/></text:p>
      <text:p text:style-name="P2"><text:s text:c="8"/>$entities = $em-&gt;getRepository('BlogBundle:Post')-&gt;findBy(array('author_email' =&gt; $email));</text:p>
      <text:p text:style-name="P2"><text:s text:c="8"/></text:p>
      <text:p text:style-name="P2"><text:s text:c="8"/>$categories = $em-&gt;getRepository('BlogBundle:Category')-&gt;getWithPosts();</text:p>
      <text:p text:style-name="P2"><text:s text:c="8"/></text:p>
      <text:p text:style-name="P2"><text:s text:c="8"/>$tags = $em-&gt;getRepository('BlogBundle:Tag')-&gt;getWithPosts();</text:p>
      <text:p text:style-name="P2"><text:s text:c="8"/></text:p>
      <text:p text:style-name="P2"><text:s text:c="8"/>$archives = $em-&gt;getRepository('BlogBundle:Post')-&gt;getArchives();</text:p>
      <text:p text:style-name="P2"><text:s text:c="8"/></text:p>
      <text:p text:style-name="P2"><text:s text:c="8"/>$recent_posts = $em-&gt;getRepository('BlogBundle:Post')-&gt;findBy(array(), array(), 10);</text:p>
      <text:p text:style-name="P2"><text:s text:c="8"/></text:p>
      <text:p text:style-name="P2"><text:s text:c="8"/>return $this-&gt;render('BlogBundle:Post:author.html.twig', array(</text:p>
      <text:p text:style-name="P2"><text:s text:c="12"/>'author' =&gt; $email,</text:p>
      <text:p text:style-name="P2"><text:s text:c="12"/>'entities' =&gt; $entities,</text:p>
      <text:p text:style-name="P2"><text:s text:c="12"/>'categories' =&gt; $categories,</text:p>
      <text:p text:style-name="P2"><text:s text:c="12"/>'tags' =&gt; $tags,</text:p>
      <text:p text:style-name="P2"><text:s text:c="12"/>'archives' =&gt; $archives,</text:p>
      <text:p text:style-name="P2"><text:s text:c="12"/>'recent_posts' =&gt; $recent_posts,</text:p>
      <text:p text:style-name="P2"><text:s text:c="8"/>));</text:p>
      <text:p text:style-name="P2"><text:s text:c="4"/>}</text:p>
      <text:p text:style-name="P2"/>
      <text:p text:style-name="P2">3. Dodanie template </text:p>
      <text:p text:style-name="P2">src\BlogBundle\Resources\views\Post\<text:span text:style-name="T5">author.html.twig</text:span></text:p>
      <text:p text:style-name="P2"/>
      <text:p text:style-name="P2">{% extends 'BlogBundle::base.html.twig' %}</text:p>
      <text:p text:style-name="P2"/>
      <text:p text:style-name="P2">{% block title %}Blog{% endblock %}</text:p>
      <text:p text:style-name="P2"/>
      <text:p text:style-name="P2">{% block stylesheets %}{% endblock %}</text:p>
      <text:p text:style-name="P2"/>
      <text:p text:style-name="P2">{% block javascripts %}{% endblock %}</text:p>
      <text:p text:style-name="P2"/>
      <text:p text:style-name="P2">{% block body -%}</text:p>
      <text:p text:style-name="P2"><text:s text:c="4"/></text:p>
      <text:p text:style-name="P2">&lt;div class="container"&gt;</text:p>
      <text:p text:style-name="P2"><text:s text:c="4"/>&lt;div class="row"&gt; <text:s text:c="3"/></text:p>
      <text:p text:style-name="P2"><text:s text:c="4"/><text:tab/>&lt;div class="col-lg-12"&gt;</text:p>
      <text:p text:style-name="P2"><text:s text:c="12"/>&lt;div class="page-header"&gt;</text:p>
      <text:p text:style-name="P2"><text:s text:c="16"/>&lt;h2&gt;Author: {{ author }}&lt;/h2&gt;</text:p>
      <text:p text:style-name="P2"><text:s text:c="12"/>&lt;/div&gt;</text:p>
      <text:p text:style-name="P2"><text:s text:c="12"/>&lt;ul class="breadcrumb"&gt;</text:p>
      <text:p text:style-name="P2"><text:s text:c="16"/>&lt;li&gt;&lt;a href="{{ path('blog_homepage') }}"&gt;Start&lt;/a&gt;&lt;/li&gt;</text:p>
      <text:p text:style-name="P2"><text:s text:c="16"/>&lt;li&gt;&lt;a href="{{ path('post') }}"&gt;Blog&lt;/a&gt;&lt;/li&gt;</text:p>
      <text:p text:style-name="P2"><text:s text:c="16"/>&lt;li class="active"&gt;Author: {{ author }}&lt;/li&gt;</text:p>
      <text:p text:style-name="P2"><text:s text:c="12"/>&lt;/ul&gt;</text:p>
      <text:p text:style-name="P2"><text:s text:c="4"/><text:tab/>&lt;/div&gt;</text:p>
      <text:p text:style-name="P2"><text:s text:c="4"/>&lt;/div&gt;</text:p>
      <text:p text:style-name="P2"><text:s text:c="4"/>&lt;div class="row"&gt;</text:p>
      <text:p text:style-name="P2"><text:s text:c="8"/>&lt;div class="col-md-8"&gt;</text:p>
      <text:p text:style-name="P2"><text:s text:c="8"/>{% for entity in entities %}</text:p>
      <text:p text:style-name="P2"><text:s text:c="12"/>&lt;h2&gt;&lt;a href="{{ path('post_show', { 'id': entity.id, 'category': entity.category.slug, 'title': entity.titleslug }) }}"&gt;{{ <text:soft-page-break/>entity.title|title|raw }}&lt;/a&gt;&lt;/h2&gt;</text:p>
      <text:p text:style-name="P2"><text:s text:c="12"/>&lt;p&gt;</text:p>
      <text:p text:style-name="P2"><text:s text:c="16"/>&lt;i class="fa fa-calendar"&gt;&lt;/i&gt; &lt;a href="#"&gt;{% if entity.publishedat %}{{ entity.publishedat|date('l, F j, Y') }}{% endif %}&lt;/a&gt; | </text:p>
      <text:p text:style-name="P2"><text:s text:c="16"/>&lt;i class="fa fa-user"&gt;&lt;/i&gt; &lt;a href="{{ path('blog_author', { 'email': entity.authoremail }) }}"&gt;{{ entity.authoremail }}&lt;/a&gt; |</text:p>
      <text:p text:style-name="P2"><text:s text:c="16"/>&lt;i class="fa fa-share-alt"&gt;&lt;/i&gt; &lt;a href="{{ path('blog_category', { 'slug': entity.category.slug }) }}"&gt;{{ entity.category }}&lt;/a&gt;</text:p>
      <text:p text:style-name="P2"><text:s text:c="12"/>&lt;/p&gt;</text:p>
      <text:p text:style-name="P2"><text:s text:c="12"/>&lt;p&gt;</text:p>
      <text:p text:style-name="P2"><text:s text:c="16"/>{{ entity.excerpt|raw|slice(0, 300) }}</text:p>
      <text:p text:style-name="P2"><text:s text:c="16"/>{{ entity.excerpt|length &gt; 300 ? '[...]' : ''}}</text:p>
      <text:p text:style-name="P2"><text:s text:c="16"/>{#{{ entity.excerpt|length &gt; 300 ? entity.excerpt|raw|slice(0,300) ~ '[...]' : entity.excerpt|raw }}#}</text:p>
      <text:p text:style-name="P2"><text:s text:c="12"/>&lt;/p&gt;</text:p>
      <text:p text:style-name="P2"><text:s text:c="12"/>&lt;a class="pull-right btn btn-primary" href="{{ path('post_show', { 'id': entity.id, 'category': entity.category.slug, 'title': entity.titleslug }) }}"&gt;Read More &lt;i class="fa fa-angle-right"&gt;&lt;/i&gt;&lt;/a&gt;</text:p>
      <text:p text:style-name="P2"><text:s text:c="12"/>&lt;p&gt;Tag:</text:p>
      <text:p text:style-name="P2"><text:s text:c="12"/>{#</text:p>
      <text:p text:style-name="P2"><text:s text:c="12"/>{% for tag in entity.tags %}</text:p>
      <text:p text:style-name="P2"><text:s text:c="16"/>&lt;a class="btn btn-default btn-xs" href="{{ path('blog_tag', { 'slug': tag.slug }) }}"&gt;{{ tag.name }}&lt;/a&gt;</text:p>
      <text:p text:style-name="P2"><text:s text:c="12"/>{% endfor %}</text:p>
      <text:p text:style-name="P2"><text:s text:c="12"/>#}</text:p>
      <text:p text:style-name="P2"><text:s text:c="12"/>&lt;/p&gt;</text:p>
      <text:p text:style-name="P2"><text:s text:c="12"/>&lt;div class="clearfix"&gt;&lt;/div&gt;</text:p>
      <text:p text:style-name="P2"><text:s text:c="12"/>&lt;hr/&gt;</text:p>
      <text:p text:style-name="P2"><text:s text:c="8"/>{% endfor %}</text:p>
      <text:p text:style-name="P2"><text:s text:c="16"/></text:p>
      <text:p text:style-name="P2"><text:s text:c="8"/>&lt;/div&gt;</text:p>
      <text:p text:style-name="P2"><text:s text:c="8"/>&lt;div class="col-md-4"&gt;</text:p>
      <text:p text:style-name="P2"><text:s text:c="12"/>{{ include('BlogBundle:Post:_sidebar.html.twig', { 'categories': categories, 'tags': tags, 'archives': archives }) }}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{% endblock %}</text:p>
      <text:p text:style-name="P2"/>
      <text:p text:style-name="P2"/>
      <text:p text:style-name="P2">4. Dodanie linku przekierowującego do postów danego autora:</text:p>
      <text:p text:style-name="P2"/>
      <text:p text:style-name="P2">src\BlogBundle\Resources\views\Category\<text:span text:style-name="T4">show.html.twig</text:span> </text:p>
      <text:p text:style-name="P2">src\BlogBundle\Resources\views\Post\<text:span text:style-name="T4">archive.html.twig</text:span> </text:p>
      <text:p text:style-name="P2">src\BlogBundle\Resources\views\Post\<text:span text:style-name="T5">author.html.twig</text:span> </text:p>
      <text:p text:style-name="P2">src\BlogBundle\Resources\views\Post\<text:span text:style-name="T4">index.html.twig</text:span> </text:p>
      <text:p text:style-name="P2">src\BlogBundle\Resources\views\Post\<text:span text:style-name="T4">show.html.twig</text:span> </text:p>
      <text:p text:style-name="P2">src\BlogBundle\Resources\views\Tag\<text:span text:style-name="T4">show.html.twig</text:span> </text:p>
      <text:p text:style-name="P2"/>
      <text:p text:style-name="Standard"><text:span text:style-name="T2"><text:s text:c="12"/>&lt;p&gt;</text:span></text:p>
      <text:p text:style-name="Standard"><text:span text:style-name="T2"><text:s text:c="16"/>&lt;i class="fa fa-calendar"&gt;&lt;/i&gt; &lt;a href="{{ path('post_show', { 'id': entity.id, 'category': entity.category.slug, 'title': entity.titleslug }) }}"&gt;{% if entity.publishedat %}{{ entity.publishedat|date('l, F j, Y') }}{% endif %}&lt;/a&gt; | </text:span></text:p>
      <text:p text:style-name="Standard"><text:span text:style-name="T6"><text:s text:c="16"/>&lt;i class="fa fa-user"&gt;&lt;/i&gt; &lt;a href="{{ path('blog_author', { 'email': entity.authoremail }) }}"&gt;{{ entity.authoremail }}&lt;/a&gt; </text:span><text:span text:style-name="T2">| </text:span></text:p>
      <text:p text:style-name="Standard"><text:span text:style-name="T2"><text:s text:c="16"/>&lt;i class="fa fa-share-alt"&gt;&lt;/i&gt; &lt;a href="{{ path('blog_category', { 'slug': entity.category.slug }) }}"&gt;{{ entity.category }}&lt;/a&gt;</text:span></text:p>
      <text:p text:style-name="Standard"><text:span text:style-name="T2"><text:s text:c="12"/>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12-30T16:57:53.43</dc:date>
    <dc:creator>szymon idczak</dc:creator>
    <meta:generator>OpenOffice.org/3.3$Win32 OpenOffice.org_project/330m20$Build-9567</meta:generator>
    <meta:editing-duration>PT9M58S</meta:editing-duration>
    <meta:editing-cycles>6</meta:editing-cycles>
    <meta:document-statistic meta:table-count="0" meta:image-count="0" meta:object-count="0" meta:page-count="2" meta:paragraph-count="97" meta:word-count="368" meta:character-count="4522"/>
  </office:meta>
</office:document-meta>
</file>